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520000000CC2781271DC9D224AF.png" manifest:media-type="image/png"/>
  <manifest:file-entry manifest:full-path="Pictures/TablePreview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14.svm" manifest:media-type=""/>
  <manifest:file-entry manifest:full-path="Pictures/TablePreview2.svm" manifest:media-type=""/>
  <manifest:file-entry manifest:full-path="Pictures/100010580000879200001508D21A14F0A9096EB5.svg" manifest:media-type="image/svg+xml"/>
  <manifest:file-entry manifest:full-path="Pictures/TablePreview3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ole-draw-aspect="1" style:protect="size"/>
    </style:style>
    <style:style style:name="gr3" style:family="graphic" style:parent-style-name="Padrão_5f_1">
      <style:graphic-properties draw:stroke="none" draw:fill="none" fo:min-height="4.38cm"/>
    </style:style>
    <style:style style:name="gr4" style:family="graphic" style:parent-style-name="standard">
      <style:graphic-properties draw:stroke="none" draw:fill="none" fo:min-height="4.3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2.6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title">
      <style:graphic-properties fo:min-height="2.813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4.96cm" style:use-optimal-column-width="false"/>
    </style:style>
    <style:style style:name="co2" style:family="table-column">
      <style:table-column-properties style:column-width="6.153cm" style:use-optimal-column-width="false"/>
    </style:style>
    <style:style style:name="co3" style:family="table-column">
      <style:table-column-properties style:column-width="5.171cm" style:use-optimal-column-width="false"/>
    </style:style>
    <style:style style:name="co4" style:family="table-column">
      <style:table-column-properties style:column-width="5.532cm" style:use-optimal-column-width="false"/>
    </style:style>
    <style:style style:name="co5" style:family="table-column">
      <style:table-column-properties style:column-width="6.303cm" style:use-optimal-column-width="false"/>
    </style:style>
    <style:style style:name="co6" style:family="table-column">
      <style:table-column-properties style:column-width="5.081cm" style:use-optimal-column-width="false"/>
    </style:style>
    <style:style style:name="co7" style:family="table-column">
      <style:table-column-properties style:column-width="5.232cm" style:use-optimal-column-width="false"/>
    </style:style>
    <style:style style:name="co8" style:family="table-column">
      <style:table-column-properties style:column-width="6.213cm" style:use-optimal-column-width="false"/>
    </style:style>
    <style:style style:name="co9" style:family="table-column">
      <style:table-column-properties style:column-width="6.494cm" style:use-optimal-column-width="false"/>
    </style:style>
    <style:style style:name="co10" style:family="table-column">
      <style:table-column-properties style:column-width="5.882cm" style:use-optimal-column-width="false"/>
    </style:style>
    <style:style style:name="co11" style:family="table-column">
      <style:table-column-properties style:column-width="6.615cm" style:use-optimal-column-width="false"/>
    </style:style>
    <style:style style:name="co12" style:family="table-column">
      <style:table-column-properties style:column-width="4.84cm" style:use-optimal-column-width="false"/>
    </style:style>
    <style:style style:name="co13" style:family="table-column">
      <style:table-column-properties style:column-width="6.953cm" style:use-optimal-column-width="false"/>
    </style:style>
    <style:style style:name="co14" style:family="table-column">
      <style:table-column-properties style:column-width="2.586cm" style:use-optimal-column-width="false"/>
    </style:style>
    <style:style style:name="co15" style:family="table-column">
      <style:table-column-properties style:column-width="2.375cm" style:use-optimal-column-width="false"/>
    </style:style>
    <style:style style:name="co16" style:family="table-column">
      <style:table-column-properties style:column-width="2.977cm" style:use-optimal-column-width="false"/>
    </style:style>
    <style:style style:name="co17" style:family="table-column">
      <style:table-column-properties style:column-width="3.909cm" style:use-optimal-column-width="false"/>
    </style:style>
    <style:style style:name="co18" style:family="table-column">
      <style:table-column-properties style:column-width="3.187cm" style:use-optimal-column-width="false"/>
    </style:style>
    <style:style style:name="co19" style:family="table-column">
      <style:table-column-properties style:column-width="4.149cm" style:use-optimal-column-width="false"/>
    </style:style>
    <style:style style:name="co20" style:family="table-column">
      <style:table-column-properties style:column-width="3.922cm" style:use-optimal-column-width="false"/>
    </style:style>
    <style:style style:name="co21" style:family="table-column">
      <style:table-column-properties style:column-width="5.953cm" style:use-optimal-column-width="false"/>
    </style:style>
    <style:style style:name="co22" style:family="table-column">
      <style:table-column-properties style:column-width="5.178cm" style:use-optimal-column-width="false"/>
    </style:style>
    <style:style style:name="co23" style:family="table-column">
      <style:table-column-properties style:column-width="5.261cm" style:use-optimal-column-width="false"/>
    </style:style>
    <style:style style:name="co24" style:family="table-column">
      <style:table-column-properties style:column-width="2.316cm" style:use-optimal-column-width="false"/>
    </style:style>
    <style:style style:name="co25" style:family="table-column">
      <style:table-column-properties style:column-width="2.344cm" style:use-optimal-column-width="false"/>
    </style:style>
    <style:style style:name="co26" style:family="table-column">
      <style:table-column-properties style:column-width="3.018cm" style:use-optimal-column-width="false"/>
    </style:style>
    <style:style style:name="co27" style:family="table-column">
      <style:table-column-properties style:column-width="4.169cm" style:use-optimal-column-width="false"/>
    </style:style>
    <style:style style:name="co28" style:family="table-column">
      <style:table-column-properties style:column-width="3.878cm" style:use-optimal-column-width="false"/>
    </style:style>
    <style:style style:name="co29" style:family="table-column">
      <style:table-column-properties style:column-width="3.458cm" style:use-optimal-column-width="false"/>
    </style:style>
    <style:style style:name="ro1" style:family="table-row">
      <style:table-row-properties style:row-height="2.001cm"/>
    </style:style>
    <style:style style:name="ro2" style:family="table-row">
      <style:table-row-properties style:row-height="1.165cm"/>
    </style:style>
    <style:style style:name="ro3" style:family="table-row">
      <style:table-row-properties style:row-height="1.151cm"/>
    </style:style>
    <style:style style:name="ro4" style:family="table-row">
      <style:table-row-properties style:row-height="1.604cm"/>
    </style:style>
    <style:style style:name="ro5" style:family="table-row">
      <style:table-row-properties style:row-height="2.009cm"/>
    </style:style>
    <style:style style:name="ro6" style:family="table-row">
      <style:table-row-properties style:row-height="0.977cm"/>
    </style:style>
    <style:style style:name="ce1" style:family="table-cell">
      <loext:graphic-properties draw:fill-color="#729fcf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ef413d"/>
    </style:style>
    <style:style style:name="ce4" style:family="table-cell">
      <style:paragraph-properties fo:border-left="0.03pt solid #ffffff" fo:border-right="0.03pt solid #ffffff" fo:border-top="0.03pt solid #ffffff" fo:border-bottom="none"/>
    </style:style>
    <style:style style:name="ce5" style:family="table-cell">
      <style:paragraph-properties fo:border-left="0.03pt solid #ffffff" fo:border-right="none" fo:border-top="0.03pt solid #ffffff" fo:border-bottom="0.03pt solid #ffffff"/>
    </style:style>
    <style:style style:name="ce6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pt" fo:country="B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pt" fo:country="B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5" style:family="text">
      <style:text-properties style:text-outline="false" style:text-line-through-style="none" style:text-line-through-type="none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.80000019073486pt" style:language-asian="none" style:country-asian="none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delos de Elasticidad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uncional :</text:p>
          </draw:text-box>
        </draw:frame>
        <draw:frame draw:style-name="gr2" draw:layer="layout" svg:width="5.81cm" svg:height="0.513cm" svg:x="1.313cm" svg:y="5.3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Projeção Precipitação</text:p>
          </draw:text-box>
        </draw:frame>
        <draw:frame draw:style-name="Padrão_5f_1" draw:layer="layout" svg:width="21.815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76 – 2005 //</text:span></text:p>
                <text:p><text:span text:style-name="T1">1981-2005 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<text:span text:style-name="T1">1214.7 // 1208.4</text:span></text:p>
              </table:table-cell>
              <table:table-cell>
                <text:p><text:span text:style-name="T1">1042.8 (-14.8%)</text:span></text:p>
              </table:table-cell>
              <table:table-cell>
                <text:p><text:span text:style-name="T1">1026.0 (-16.0%)</text:span>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<text:span text:style-name="T2">910.0 // 884.2</text:span></text:p>
              </table:table-cell>
              <table:table-cell>
                <text:p><text:span text:style-name="T1">734.4 (-16.4%)</text:span></text:p>
              </table:table-cell>
              <table:table-cell>
                <text:p><text:span text:style-name="T1">310.8 (-64.6%)</text:span>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<text:span text:style-name="T1">1508.8 // 1574.8</text:span></text:p>
              </table:table-cell>
              <table:table-cell>
                <text:p><text:span text:style-name="T1">525.6 (-62.8%)</text:span></text:p>
              </table:table-cell>
              <table:table-cell>
                <text:p><text:span text:style-name="T1">422.4 (-70%)</text:span>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<text:span text:style-name="T1">1211.1 // </text:span>1222.4</text:p>
              </table:table-cell>
              <table:table-cell>
                <text:p>767.6 (-34.5%)</text:p>
              </table:table-cell>
              <table:table-cell>
                <text:p>586.4 (-50%)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 table:style-name="ce1">
                <text:p><text:span text:style-name="T1">966.4</text:span></text:p>
              </table:table-cell>
              <table:table-cell>
                <text:p>----</text:p>
              </table:table-cell>
              <table:table-cell>
                <text:p>---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Projeção Temperatura</text:p>
          </draw:text-box>
        </draw:frame>
        <draw:frame draw:style-name="Padrão_5f_1" draw:layer="layout" svg:width="21.575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76 – 2005 //</text:span></text:p>
                <text:p><text:span text:style-name="T1">1981-2005 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<text:span text:style-name="T1">20.5 // 20.5</text:span></text:p>
              </table:table-cell>
              <table:table-cell>
                <text:p>25.3 </text:p>
              </table:table-cell>
              <table:table-cell>
                <text:p>28.6 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<text:span text:style-name="T1">22.7 // 22.9</text:span></text:p>
              </table:table-cell>
              <table:table-cell>
                <text:p>24.7 </text:p>
              </table:table-cell>
              <table:table-cell>
                <text:p>27.7 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<text:span text:style-name="T1">22.4 // 22.3</text:span></text:p>
              </table:table-cell>
              <table:table-cell>
                <text:p>23.9 </text:p>
              </table:table-cell>
              <table:table-cell>
                <text:p>26.8 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21.8 // 21.9</text:p>
              </table:table-cell>
              <table:table-cell>
                <text:p>24.6 <text:s/></text:p>
              </table:table-cell>
              <table:table-cell>
                <text:p>27.7 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 table:style-name="ce1">
                <text:p><text:span text:style-name="T1">24.4</text:span></text:p>
              </table:table-cell>
              <table:table-cell>
                <text:p>---</text:p>
              </table:table-cell>
              <table:table-cell>
                <text:p>---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Projeção Evapotranspiração</text:p>
          </draw:text-box>
        </draw:frame>
        <draw:frame draw:style-name="Padrão_5f_1" draw:layer="layout" svg:width="22.747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8"/>
            <table:table-column table:style-name="co9"/>
            <table:table-column table:style-name="co6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76 – 2005 //</text:span></text:p>
                <text:p><text:span text:style-name="T1">1981-2005 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1344.8 // 1343.9</text:p>
              </table:table-cell>
              <table:table-cell>
                <text:p>966.6 (-26.4%)</text:p>
              </table:table-cell>
              <table:table-cell>
                <text:p>856.6 (-34.8%)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1209.9 // 1203.7</text:p>
              </table:table-cell>
              <table:table-cell>
                <text:p>1169.5 (-3.0%)</text:p>
              </table:table-cell>
              <table:table-cell>
                <text:p>1227.2 (+1.7%)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1246.4 // 1269.0</text:p>
              </table:table-cell>
              <table:table-cell>
                <text:p>1149.6 (-8.5%)</text:p>
              </table:table-cell>
              <table:table-cell>
                <text:p>774.5 (-38.3%)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1258.9</text:p>
              </table:table-cell>
              <table:table-cell>
                <text:p>1095.2 (-13%)</text:p>
              </table:table-cell>
              <table:table-cell>
                <text:p>952.8 (-24.3%)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 table:style-name="ce1">
                <text:p><text:span text:style-name="T1">1613.1</text:span></text:p>
              </table:table-cell>
              <table:table-cell>
                <text:p>---</text:p>
              </table:table-cell>
              <table:table-cell>
                <text:p>---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Projeção velocidade do vento</text:p>
          </draw:text-box>
        </draw:frame>
        <draw:frame draw:style-name="Padrão_5f_1" draw:layer="layout" svg:width="22.296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76 – 2005 //</text:span></text:p>
                <text:p><text:span text:style-name="T1">1981-2005 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3.15</text:p>
              </table:table-cell>
              <table:table-cell>
                <text:p>3.1</text:p>
              </table:table-cell>
              <table:table-cell>
                <text:p>3.2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3.27</text:p>
              </table:table-cell>
              <table:table-cell>
                <text:p>3.3</text:p>
              </table:table-cell>
              <table:table-cell>
                <text:p>3.5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2.91</text:p>
              </table:table-cell>
              <table:table-cell>
                <text:p>3.1</text:p>
              </table:table-cell>
              <table:table-cell>
                <text:p>3.2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3.10</text:p>
              </table:table-cell>
              <table:table-cell>
                <text:p>3.2</text:p>
              </table:table-cell>
              <table:table-cell>
                <text:p>3.3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 table:style-name="ce1">
                <text:p>1.61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Modelo de Vazão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São Francisco (Validação Cruzada) <text:s text:c="2"/></text:p>
          </draw:text-box>
        </draw:frame>
        <draw:frame draw:style-name="Padrão_5f_1" draw:layer="layout" svg:width="26.135cm" svg:height="4.668cm" svg:x="0.804cm" svg:y="4.30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Const.</text:span></text:p>
              </table:table-cell>
              <table:table-cell>
                <text:p><text:span text:style-name="T1">Elast. Prec</text:span></text:p>
              </table:table-cell>
              <table:table-cell>
                <text:p><text:span text:style-name="T1">Elast. Temp </text:span></text:p>
              </table:table-cell>
              <table:table-cell>
                <text:p><text:span text:style-name="T1">Elast. Wind </text:span></text:p>
              </table:table-cell>
              <table:table-cell>
                <text:p><text:span text:style-name="T1">Elast. Eto</text:span></text:p>
              </table:table-cell>
              <table:table-cell>
                <text:p><text:span text:style-name="T1">RMSE</text:span></text:p>
              </table:table-cell>
            </table:table-row>
            <table:table-row table:style-name="ro5" table:default-cell-style-name="gray2">
              <table:table-cell>
                <text:p><text:span text:style-name="T1">F¹² = P¹²T¹²W¹²E¹²</text:span></text:p>
              </table:table-cell>
              <table:table-cell>
                <text:p><text:span text:style-name="T1">5.67</text:span></text:p>
              </table:table-cell>
              <table:table-cell>
                <text:p><text:span text:style-name="T1">1.46</text:span></text:p>
              </table:table-cell>
              <table:table-cell>
                <text:p><text:span text:style-name="T1">-3.40</text:span></text:p>
              </table:table-cell>
              <table:table-cell>
                <text:p><text:span text:style-name="T1">0.13</text:span></text:p>
              </table:table-cell>
              <table:table-cell>
                <text:p><text:span text:style-name="T1">0.03</text:span></text:p>
              </table:table-cell>
              <table:table-cell table:style-name="ce2">
                <text:p text:style-name="P3"><text:span text:style-name="T3">1650.9</text:span></text:p>
              </table:table-cell>
            </table:table-row>
            <table:table-row table:style-name="ro6" table:default-cell-style-name="gray1">
              <table:table-cell>
                <text:p><text:span text:style-name="T1">F¹² = (P¹²:T¹²:W¹²)E¹²</text:span></text:p>
              </table:table-cell>
              <table:table-cell>
                <text:p><text:span text:style-name="T1">7.35</text:span></text:p>
              </table:table-cell>
              <table:table-cell>
                <text:p><text:span text:style-name="T1">1.67</text:span></text:p>
              </table:table-cell>
              <table:table-cell>
                <text:p><text:span text:style-name="T1">-3.67</text:span></text:p>
              </table:table-cell>
              <table:table-cell>
                <text:p><text:span text:style-name="T1">-0.30</text:span></text:p>
              </table:table-cell>
              <table:table-cell>
                <text:p><text:span text:style-name="T1">0.05</text:span></text:p>
              </table:table-cell>
              <table:table-cell>
                <text:p><text:span text:style-name="T1">1647.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5" draw:layer="layout" svg:width="8.969cm" svg:height="4.63cm" svg:x="1.6cm" svg:y="10.197cm">
          <draw:text-box>
            <text:p text:style-name="P4"><text:span text:style-name="T4">9 x 1 sparse Matrix of </text:span><text:span text:style-name="T4">class "dgCMatrix"</text:span></text:p>
            <text:p text:style-name="P4"><text:span text:style-name="T4"><text:s text:c="23"/></text:span><text:span text:style-name="T4">1</text:span></text:p>
            <text:p text:style-name="P4"><text:span text:style-name="T4">(Intercept) <text:s text:c="2"/>7.34736729</text:span></text:p>
            <text:p text:style-name="P4"><text:span text:style-name="T4">Eto <text:s text:c="10"/>0.04553668</text:span></text:p>
            <text:p text:style-name="P4"><text:span text:style-name="T4">u2 <text:s text:c="10"/>-0.33163785</text:span></text:p>
            <text:p text:style-name="P4"><text:span text:style-name="T4">rain <text:s text:c="9"/>0.49377780</text:span></text:p>
            <text:p text:style-name="P4"><text:span text:style-name="T4">temp <text:s text:c="8"/>-4.43721389</text:span></text:p>
            <text:p text:style-name="P4"><text:span text:style-name="T4">u2:rain <text:s text:c="6"/>0.42525590</text:span></text:p>
            <text:p text:style-name="P4"><text:span text:style-name="T4">u2:temp <text:s text:c="5"/>-0.55010161</text:span></text:p>
            <text:p text:style-name="P4"><text:span text:style-name="T4">rain:temp <text:s text:c="4"/>0.60778652</text:span></text:p>
            <text:p text:style-name="P4"><text:span text:style-name="T4">u2:rain:temp <text:s/>0.16381178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Modelo 1</text:p>
          </draw:text-box>
        </draw:frame>
        <draw:frame draw:style-name="Padrão_5f_1" draw:layer="layout" svg:width="20.012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20"/>
            <table:table-column table:style-name="co21"/>
            <table:table-column table:style-name="co22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81-2010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19990.0</text:p>
              </table:table-cell>
              <table:table-cell>
                <text:p>8385.5 (-58.1%)</text:p>
              </table:table-cell>
              <table:table-cell>
                <text:p>5470.9 (-72.6%)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8613.5</text:p>
              </table:table-cell>
              <table:table-cell>
                <text:p>5050.7 (-41.3%)</text:p>
              </table:table-cell>
              <table:table-cell>
                <text:p>886.3 (-89.7%)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21024.4</text:p>
              </table:table-cell>
              <table:table-cell>
                <text:p>3230.5 (-86.7%)</text:p>
              </table:table-cell>
              <table:table-cell>
                <text:p>1558.4( -92.6%)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16542.6</text:p>
              </table:table-cell>
              <table:table-cell>
                <text:p>5555.6 ( -66.4%)</text:p>
              </table:table-cell>
              <table:table-cell>
                <text:p>2638.5 (-84.0%)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>
                <text:p><text:span text:style-name="T1">7774.25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Modelo 2</text:p>
          </draw:text-box>
        </draw:frame>
        <draw:frame draw:style-name="Padrão_5f_1" draw:layer="layout" svg:width="20.012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20"/>
            <table:table-column table:style-name="co21"/>
            <table:table-column table:style-name="co22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81-2010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18919.5</text:p>
              </table:table-cell>
              <table:table-cell>
                <text:p>8080.0 (-57.3%)</text:p>
              </table:table-cell>
              <table:table-cell>
                <text:p>5265.8 (-72.2%)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8601.2</text:p>
              </table:table-cell>
              <table:table-cell>
                <text:p>5255.9 (-38.9%)</text:p>
              </table:table-cell>
              <table:table-cell>
                <text:p>1109.6 (-87.0%)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19353.6</text:p>
              </table:table-cell>
              <table:table-cell>
                <text:p>3554.1 (-81.6%)</text:p>
              </table:table-cell>
              <table:table-cell>
                <text:p>1825.5 (-90.6%)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15624.8</text:p>
              </table:table-cell>
              <table:table-cell>
                <text:p>5630.0 (-64.0%)</text:p>
              </table:table-cell>
              <table:table-cell>
                <text:p>2733.6 (-82.5%)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>
                <text:p><text:span text:style-name="T1">7774.25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Paraná</text:p>
          </draw:text-box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5" draw:layer="layout" svg:width="19.5cm" svg:height="2.813cm" svg:x="1.4cm" svg:y="0.494cm" presentation:class="title" presentation:user-transformed="true">
          <draw:text-box>
            <text:p>Hindcast Paraná (2021 - 2050)</text:p>
          </draw:text-box>
        </draw:frame>
        <draw:frame draw:style-name="Padrão_5f_1" draw:layer="layout" svg:width="25.273cm" svg:height="7.053cm" svg:x="0.192cm" svg:y="5.743cm">
          <table:table table:template-name="default" table:use-first-row-styles="true" table:use-banding-rows-styles="true">
            <table:table-column table:style-name="co1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gray3">
              <table:table-cell>
                <text:p><text:span text:style-name="T1">Variável</text:span></text:p>
              </table:table-cell>
              <table:table-cell>
                <text:p><text:span text:style-name="T1">Obs (1981 - 2010)</text:span></text:p>
              </table:table-cell>
              <table:table-cell>
                <text:p><text:span text:style-name="T1">1981-2010* MIROC5/Eta</text:span></text:p>
              </table:table-cell>
              <table:table-cell>
                <text:p><text:span text:style-name="T1">1981-2010* </text:span></text:p>
                <text:p><text:span text:style-name="T1">(CANEMS2/Eta)</text:span></text:p>
              </table:table-cell>
              <table:table-cell>
                <text:p><text:span text:style-name="T1">1981-2010* (HADGEM-ES/Eta)</text:span></text:p>
              </table:table-cell>
            </table:table-row>
            <table:table-row table:style-name="ro2" table:default-cell-style-name="gray2">
              <table:table-cell>
                <text:p><text:span text:style-name="T1">Precipitação</text:span></text:p>
              </table:table-cell>
              <table:table-cell>
                <text:p>1563.6</text:p>
              </table:table-cell>
              <table:table-cell>
                <text:p>1450.8</text:p>
              </table:table-cell>
              <table:table-cell>
                <text:p><text:span text:style-name="T1">1440.0</text:span></text:p>
              </table:table-cell>
              <table:table-cell>
                <text:p><text:span text:style-name="T1">1134.1</text:span></text:p>
              </table:table-cell>
            </table:table-row>
            <table:table-row table:style-name="ro2" table:default-cell-style-name="gray1">
              <table:table-cell>
                <text:p><text:span text:style-name="T1">Temperatura</text:span></text:p>
              </table:table-cell>
              <table:table-cell>
                <text:p><text:span text:style-name="T1">22.6</text:span></text:p>
              </table:table-cell>
              <table:table-cell>
                <text:p>23.3</text:p>
              </table:table-cell>
              <table:table-cell>
                <text:p><text:span text:style-name="T1">22.9</text:span></text:p>
              </table:table-cell>
              <table:table-cell>
                <text:p><text:span text:style-name="T1">22.6</text:span></text:p>
              </table:table-cell>
            </table:table-row>
            <table:table-row table:style-name="ro2" table:default-cell-style-name="gray2">
              <table:table-cell>
                <text:p><text:span text:style-name="T1">Evpt</text:span></text:p>
              </table:table-cell>
              <table:table-cell>
                <text:p><text:span text:style-name="T1">1327.3</text:span></text:p>
              </table:table-cell>
              <table:table-cell>
                <text:p>1182.0</text:p>
              </table:table-cell>
              <table:table-cell>
                <text:p><text:span text:style-name="T1">1225.2</text:span></text:p>
              </table:table-cell>
              <table:table-cell>
                <text:p><text:span text:style-name="T1">1215.4</text:span></text:p>
              </table:table-cell>
            </table:table-row>
            <table:table-row table:style-name="ro2" table:default-cell-style-name="gray1">
              <table:table-cell>
                <text:p><text:span text:style-name="T1">u2</text:span></text:p>
              </table:table-cell>
              <table:table-cell>
                <text:p><text:span text:style-name="T1">1.3</text:span></text:p>
              </table:table-cell>
              <table:table-cell>
                <text:p>3.00</text:p>
              </table:table-cell>
              <table:table-cell>
                <text:p><text:span text:style-name="T1">3.26</text:span></text:p>
              </table:table-cell>
              <table:table-cell>
                <text:p><text:span text:style-name="T1">3.1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5" draw:layer="layout" svg:width="19.5cm" svg:height="2.813cm" svg:x="1.4cm" svg:y="0.494cm" presentation:class="title" presentation:user-transformed="true">
          <draw:text-box>
            <text:p>Projeção Precipitação</text:p>
          </draw:text-box>
        </draw:frame>
        <draw:frame draw:style-name="Padrão_5f_1" draw:layer="layout" svg:width="20.012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20"/>
            <table:table-column table:style-name="co21"/>
            <table:table-column table:style-name="co22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81-2010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<text:span text:style-name="T1">1336.8</text:span></text:p>
              </table:table-cell>
              <table:table-cell>
                <text:p><text:span text:style-name="T5">1231.2 (-7.9%)</text:span></text:p>
              </table:table-cell>
              <table:table-cell>
                <text:p>1172.2 (-11.9%)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1440</text:p>
              </table:table-cell>
              <table:table-cell>
                <text:p>1442.4 (0%)</text:p>
              </table:table-cell>
              <table:table-cell>
                <text:p>1056.4 (-26.7%)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1549.2</text:p>
              </table:table-cell>
              <table:table-cell>
                <text:p>1054.0 (-32%)</text:p>
              </table:table-cell>
              <table:table-cell>
                <text:p>1036.6 (-33.1%)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1442.0</text:p>
              </table:table-cell>
              <table:table-cell>
                <text:p>1242.5 (-13%)</text:p>
              </table:table-cell>
              <table:table-cell>
                <text:p>1090.1 (-24.4%)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>
                <text:p><text:span text:style-name="T1">1563.6</text:span></text:p>
              </table:table-cell>
              <table:table-cell>
                <text:p>----</text:p>
              </table:table-cell>
              <table:table-cell>
                <text:p>----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5" draw:layer="layout" svg:width="19.5cm" svg:height="2.813cm" svg:x="1.4cm" svg:y="0.494cm" presentation:class="title" presentation:user-transformed="true">
          <draw:text-box>
            <text:p>Projeção Temperatura</text:p>
          </draw:text-box>
        </draw:frame>
        <draw:frame draw:style-name="Padrão_5f_1" draw:layer="layout" svg:width="20.012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20"/>
            <table:table-column table:style-name="co21"/>
            <table:table-column table:style-name="co22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81-2010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ce3">
              <table:table-cell table:style-name="gray2">
                <text:p><text:span text:style-name="T1">Miroc</text:span></text:p>
              </table:table-cell>
              <table:table-cell table:style-name="gray2">
                <text:p>20.9</text:p>
              </table:table-cell>
              <table:table-cell>
                <text:p>25.6</text:p>
              </table:table-cell>
              <table:table-cell>
                <text:p>28.9</text:p>
              </table:table-cell>
            </table:table-row>
            <table:table-row table:style-name="ro2" table:default-cell-style-name="ce3">
              <table:table-cell table:style-name="gray1">
                <text:p>Canems</text:p>
              </table:table-cell>
              <table:table-cell table:style-name="gray1">
                <text:p>22.9</text:p>
              </table:table-cell>
              <table:table-cell>
                <text:p>24.6</text:p>
              </table:table-cell>
              <table:table-cell>
                <text:p>27.8</text:p>
              </table:table-cell>
            </table:table-row>
            <table:table-row table:style-name="ro2" table:default-cell-style-name="ce3">
              <table:table-cell table:style-name="gray2">
                <text:p>Hadgem</text:p>
              </table:table-cell>
              <table:table-cell table:style-name="gray2">
                <text:p>21.9</text:p>
              </table:table-cell>
              <table:table-cell>
                <text:p>23.8</text:p>
              </table:table-cell>
              <table:table-cell>
                <text:p>26.8</text:p>
              </table:table-cell>
            </table:table-row>
            <table:table-row table:style-name="ro3" table:default-cell-style-name="ce3">
              <table:table-cell table:style-name="gray1">
                <text:p><text:span text:style-name="T1">Média</text:span></text:p>
              </table:table-cell>
              <table:table-cell table:style-name="gray1">
                <text:p>21.9</text:p>
              </table:table-cell>
              <table:table-cell>
                <text:p>24.7</text:p>
              </table:table-cell>
              <table:table-cell>
                <text:p>27.8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>
                <text:p>22.6</text:p>
              </table:table-cell>
              <table:table-cell>
                <text:p>---</text:p>
              </table:table-cell>
              <table:table-cell>
                <text:p>---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5" draw:layer="layout" svg:width="19.5cm" svg:height="2.813cm" svg:x="1.4cm" svg:y="0.494cm" presentation:class="title" presentation:user-transformed="true">
          <draw:text-box>
            <text:p>Projeção Evapotranspiração</text:p>
          </draw:text-box>
        </draw:frame>
        <draw:frame draw:style-name="Padrão_5f_1" draw:layer="layout" svg:width="20.012cm" svg:height="7.797cm" svg:x="0.192cm" svg:y="5.843cm">
          <table:table table:template-name="default" table:use-first-row-styles="true" table:use-banding-rows-styles="true">
            <table:table-column table:style-name="co1"/>
            <table:table-column table:style-name="co20"/>
            <table:table-column table:style-name="co21"/>
            <table:table-column table:style-name="co22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81-2010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1315.1</text:p>
              </table:table-cell>
              <table:table-cell>
                <text:p>986.2 (-24.9%)</text:p>
              </table:table-cell>
              <table:table-cell>
                <text:p>887.6 (-32.5%)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1226.4</text:p>
              </table:table-cell>
              <table:table-cell>
                <text:p>1188.0 (-3.0%)</text:p>
              </table:table-cell>
              <table:table-cell>
                <text:p>1149.4 (-6.0%)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1279.2</text:p>
              </table:table-cell>
              <table:table-cell>
                <text:p>1178.3 (-8%)</text:p>
              </table:table-cell>
              <table:table-cell>
                <text:p>811.2 (-36.5%)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1273,0</text:p>
              </table:table-cell>
              <table:table-cell>
                <text:p>1117.5 (-12.2%)</text:p>
              </table:table-cell>
              <table:table-cell>
                <text:p>949.9 (-25.4%)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>
                <text:p><text:span text:style-name="T1">1327.3</text:span></text:p>
              </table:table-cell>
              <table:table-cell>
                <text:p>---</text:p>
              </table:table-cell>
              <table:table-cell>
                <text:p>---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5" draw:layer="layout" svg:width="19.5cm" svg:height="2.813cm" svg:x="1.4cm" svg:y="0.494cm" presentation:class="title" presentation:user-transformed="true">
          <draw:text-box>
            <text:p>Projeção velocidade do vento</text:p>
          </draw:text-box>
        </draw:frame>
        <draw:frame draw:style-name="Padrão_5f_1" draw:layer="layout" svg:width="20.012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20"/>
            <table:table-column table:style-name="co21"/>
            <table:table-column table:style-name="co22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81-2010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3.1</text:p>
              </table:table-cell>
              <table:table-cell>
                <text:p>3.2</text:p>
              </table:table-cell>
              <table:table-cell>
                <text:p>3.3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3.3</text:p>
              </table:table-cell>
              <table:table-cell>
                <text:p>3.3</text:p>
              </table:table-cell>
              <table:table-cell>
                <text:p>3.5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2.9</text:p>
              </table:table-cell>
              <table:table-cell>
                <text:p>3.1</text:p>
              </table:table-cell>
              <table:table-cell>
                <text:p>3.2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3.1</text:p>
              </table:table-cell>
              <table:table-cell>
                <text:p>3.2</text:p>
              </table:table-cell>
              <table:table-cell>
                <text:p>3.3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>
                <text:p>1.61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5" draw:layer="layout" svg:width="19.5cm" svg:height="2.813cm" svg:x="1.4cm" svg:y="0.494cm" presentation:class="title" presentation:user-transformed="true">
          <draw:text-box>
            <text:p>Modelo de Vazão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Paraná (Validação Cruzada) <text:s text:c="2"/></text:p>
          </draw:text-box>
        </draw:frame>
        <draw:frame draw:style-name="standard" draw:layer="layout" svg:width="26.135cm" svg:height="4.668cm" svg:x="0.804cm" svg:y="4.306cm">
          <table:table table:template-name="default" table:use-first-row-styles="true" table:use-banding-rows-styles="true">
            <table:table-column table:style-name="co1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4" table:default-cell-style-name="ce4">
              <table:table-cell table:style-name="gray3">
                <text:p><text:span text:style-name="T1">Modelo</text:span></text:p>
              </table:table-cell>
              <table:table-cell table:style-name="gray3">
                <text:p><text:span text:style-name="T1">Const.</text:span></text:p>
              </table:table-cell>
              <table:table-cell>
                <text:p><text:span text:style-name="T1">Elast. Prec</text:span></text:p>
              </table:table-cell>
              <table:table-cell>
                <text:p><text:span text:style-name="T1">Elast. Temp </text:span></text:p>
              </table:table-cell>
              <table:table-cell>
                <text:p><text:span text:style-name="T1">Elast. Wind </text:span></text:p>
              </table:table-cell>
              <table:table-cell>
                <text:p><text:span text:style-name="T1">Elast. Eto</text:span></text:p>
              </table:table-cell>
              <table:table-cell>
                <text:p><text:span text:style-name="T1">RMSE</text:span></text:p>
              </table:table-cell>
            </table:table-row>
            <table:table-row table:style-name="ro5" table:default-cell-style-name="gray2">
              <table:table-cell>
                <text:p><text:span text:style-name="T1">F¹² = P¹²T¹²W¹²E¹²</text:span></text:p>
              </table:table-cell>
              <table:table-cell table:style-name="ce5">
                <text:p><text:span text:style-name="T1">3.89</text:span></text:p>
              </table:table-cell>
              <table:table-cell>
                <text:p><text:span text:style-name="T1">0.09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.</text:span></text:p>
              </table:table-cell>
              <table:table-cell table:style-name="ce2">
                <text:p text:style-name="P6"><text:span text:style-name="T3">2027.4</text:span></text:p>
              </table:table-cell>
            </table:table-row>
            <table:table-row table:style-name="ro6" table:default-cell-style-name="ce6">
              <table:table-cell table:style-name="gray1">
                <text:p><text:span text:style-name="T1">F¹² = (P¹²:T¹²:W¹²)E¹²</text:span></text:p>
              </table:table-cell>
              <table:table-cell table:style-name="gray1">
                <text:p><text:span text:style-name="T1">3.89</text:span></text:p>
              </table:table-cell>
              <table:table-cell>
                <text:p><text:span text:style-name="T1">0.09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2027.4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" draw:text-style-name="P5" draw:layer="layout" svg:width="8.969cm" svg:height="4.63cm" svg:x="1.231cm" svg:y="10cm">
          <draw:text-box>
            <text:p text:style-name="P4"><text:span text:style-name="T4">9 x 1 sparse Matrix of </text:span><text:span text:style-name="T4">class "dgCMatrix"</text:span></text:p>
            <text:p text:style-name="P4"><text:span text:style-name="T4"><text:s text:c="23"/></text:span><text:span text:style-name="T4">1</text:span></text:p>
            <text:p text:style-name="P4"><text:span text:style-name="T4">(Intercept) <text:s/>3.893400383</text:span></text:p>
            <text:p text:style-name="P4"><text:span text:style-name="T4">Eto <text:s text:c="9"/>. <text:s text:c="9"/></text:span></text:p>
            <text:p text:style-name="P4"><text:span text:style-name="T4">rain <text:s text:c="8"/>0.085865310</text:span></text:p>
            <text:p text:style-name="P4"><text:span text:style-name="T4">u2 <text:s text:c="10"/>. <text:s text:c="9"/></text:span></text:p>
            <text:p text:style-name="P4"><text:span text:style-name="T4">temp <text:s text:c="8"/>. <text:s text:c="9"/></text:span></text:p>
            <text:p text:style-name="P4"><text:span text:style-name="T4">rain:u2 <text:s text:c="5"/>. <text:s text:c="9"/></text:span></text:p>
            <text:p text:style-name="P4"><text:span text:style-name="T4">rain:temp <text:s text:c="3"/>0.002648403</text:span></text:p>
            <text:p text:style-name="P4"><text:span text:style-name="T4">u2:temp <text:s text:c="5"/>. <text:s text:c="9"/></text:span></text:p>
            <text:p text:style-name="P4"><text:span text:style-name="T4">rain:u2:temp . <text:s text:c="9"/>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5" draw:layer="layout" svg:width="19.5cm" svg:height="2.813cm" svg:x="1.4cm" svg:y="0.494cm" presentation:class="title" presentation:user-transformed="true">
          <draw:text-box>
            <text:p>Modelo Único</text:p>
          </draw:text-box>
        </draw:frame>
        <draw:frame draw:style-name="Padrão_5f_1" draw:layer="layout" svg:width="20.012cm" svg:height="7.797cm" svg:x="0.192cm" svg:y="5.743cm">
          <table:table table:template-name="default" table:use-first-row-styles="true" table:use-banding-rows-styles="true">
            <table:table-column table:style-name="co1"/>
            <table:table-column table:style-name="co20"/>
            <table:table-column table:style-name="co21"/>
            <table:table-column table:style-name="co22"/>
            <table:table-row table:style-name="ro1" table:default-cell-style-name="gray3">
              <table:table-cell>
                <text:p><text:span text:style-name="T1">Modelo</text:span></text:p>
              </table:table-cell>
              <table:table-cell>
                <text:p><text:span text:style-name="T1">1981-2010</text:span></text:p>
              </table:table-cell>
              <table:table-cell>
                <text:p><text:span text:style-name="T1">2020-2051</text:span></text:p>
              </table:table-cell>
              <table:table-cell>
                <text:p><text:span text:style-name="T1">2070-2099</text:span></text:p>
              </table:table-cell>
            </table:table-row>
            <table:table-row table:style-name="ro2" table:default-cell-style-name="gray2">
              <table:table-cell>
                <text:p><text:span text:style-name="T1">Miroc</text:span></text:p>
              </table:table-cell>
              <table:table-cell>
                <text:p>11913.4</text:p>
              </table:table-cell>
              <table:table-cell>
                <text:p>11816.7 (0%)</text:p>
              </table:table-cell>
              <table:table-cell>
                <text:p>11770.1 (-1.2%)</text:p>
              </table:table-cell>
            </table:table-row>
            <table:table-row table:style-name="ro2" table:default-cell-style-name="gray1">
              <table:table-cell>
                <text:p>Canems</text:p>
              </table:table-cell>
              <table:table-cell>
                <text:p>12004.5</text:p>
              </table:table-cell>
              <table:table-cell>
                <text:p>12006.4 (0%)</text:p>
              </table:table-cell>
              <table:table-cell>
                <text:p>11671.2 (-2.8%)</text:p>
              </table:table-cell>
            </table:table-row>
            <table:table-row table:style-name="ro2" table:default-cell-style-name="gray2">
              <table:table-cell>
                <text:p>Hadgem</text:p>
              </table:table-cell>
              <table:table-cell>
                <text:p>12070.0</text:p>
              </table:table-cell>
              <table:table-cell>
                <text:p>11647.8 (-3.5%)</text:p>
              </table:table-cell>
              <table:table-cell>
                <text:p>11638.3 (-3.6%)</text:p>
              </table:table-cell>
            </table:table-row>
            <table:table-row table:style-name="ro3" table:default-cell-style-name="gray1">
              <table:table-cell>
                <text:p><text:span text:style-name="T1">Média</text:span></text:p>
              </table:table-cell>
              <table:table-cell>
                <text:p>11995.5</text:p>
              </table:table-cell>
              <table:table-cell>
                <text:p>11823.3 (-1.4%)</text:p>
              </table:table-cell>
              <table:table-cell>
                <text:p>11693.2 (-2.5%)</text:p>
              </table:table-cell>
            </table:table-row>
            <table:table-row table:style-name="ro3" table:default-cell-style-name="gray2">
              <table:table-cell>
                <text:p>Observado</text:p>
              </table:table-cell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6:56:03.272057034</meta:creation-date>
    <dc:date>2019-12-08T20:09:01.074052894</dc:date>
    <meta:editing-duration>PT1H45M14S</meta:editing-duration>
    <meta:editing-cycles>11</meta:editing-cycles>
    <meta:generator>LibreOffice/6.0.7.3$Linux_X86_64 LibreOffice_project/00m0$Build-3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row>
      <mi>log</mi>
      <mrow>
        <mrow>
          <mo fence="true" stretchy="false">(</mo>
          <mrow>
            <mi>Q</mi>
          </mrow>
          <mo fence="true" stretchy="false">)</mo>
        </mrow>
        <mo stretchy="false">=</mo>
        <mi>log</mi>
      </mrow>
      <mrow>
        <mo fence="true" stretchy="false">[</mo>
        <mrow>
          <mrow>
            <mi>k</mi>
            <mo stretchy="false">∗</mo>
            <mrow>
              <mo fence="true" stretchy="false">(</mo>
              <mrow>
                <mrow>
                  <mi>P</mi>
                  <mi mathvariant="normal">:</mi>
                  <mi>T</mi>
                  <mi mathvariant="normal">:</mi>
                  <mi>W</mi>
                </mrow>
              </mrow>
              <mo fence="true" stretchy="false">)</mo>
            </mrow>
            <mo stretchy="false">∗</mo>
            <mi mathvariant="italic">Eto</mi>
          </mrow>
        </mrow>
        <mo fence="true" stretchy="false">]</mo>
      </mrow>
    </mrow>
    <annotation encoding="StarMath 5.0">log(Q) = log[k * (P:T:W) * Eto]
</annotation>
  </semantics>
</math>
</file>